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2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none"/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3cm">
          <text:p/>
        </draw:line>
        <draw:line draw:style-name="gr2" draw:text-style-name="P1" draw:layer="layout" svg:x1="13.4cm" svg:y1="5.6cm" svg:x2="13.402cm" svg:y2="6.25cm">
          <text:p/>
        </draw:line>
        <draw:line draw:style-name="gr1" draw:text-style-name="P1" draw:layer="layout" svg:x1="13.4cm" svg:y1="6.25cm" svg:x2="13.4cm" svg:y2="6.65cm">
          <text:p/>
        </draw:line>
        <draw:line draw:style-name="gr1" draw:text-style-name="P1" draw:layer="layout" svg:x1="7.9cm" svg:y1="6.6cm" svg:x2="7.9cm" svg:y2="8.6cm">
          <text:p/>
        </draw:line>
        <draw:line draw:style-name="gr1" draw:text-style-name="P1" draw:layer="layout" svg:x1="21.6cm" svg:y1="6.5cm" svg:x2="22.6cm" svg:y2="6.5cm">
          <text:p/>
        </draw:line>
        <draw:line draw:style-name="gr3" draw:text-style-name="P1" draw:layer="layout" svg:x1="13.4cm" svg:y1="6.5cm" svg:x2="13.4cm" svg:y2="7.2cm">
          <text:p/>
        </draw:line>
        <draw:frame draw:style-name="gr4" draw:text-style-name="P3" draw:layer="layout" svg:width="1.1cm" svg:height="0.7cm" svg:x="3.4cm" svg:y="7.8cm">
          <draw:text-box>
            <text:p text:style-name="P2">235</text:p>
          </draw:text-box>
        </draw:frame>
        <draw:polygon draw:style-name="gr5" draw:text-style-name="P1" draw:layer="layout" svg:width="19.499cm" svg:height="1.499cm" svg:x="2cm" svg:y="5cm" svg:viewBox="0 0 19500 1500" draw:points="0,0 19500,0 19500,1500 0,1500">
          <text:p/>
        </draw:polygon>
        <draw:line draw:style-name="gr6" draw:text-style-name="P1" draw:layer="layout" svg:x1="22.5cm" svg:y1="5cm" svg:x2="22.5cm" svg:y2="6.5cm">
          <text:p/>
        </draw:line>
        <draw:line draw:style-name="gr1" draw:text-style-name="P1" draw:layer="layout" svg:x1="21.6cm" svg:y1="5cm" svg:x2="22.6cm" svg:y2="5cm">
          <text:p/>
        </draw:line>
        <draw:frame draw:style-name="gr4" draw:text-style-name="P3" draw:layer="layout" svg:width="0.9cm" svg:height="0.862cm" svg:x="22.7cm" svg:y="5.338cm">
          <draw:text-box>
            <text:p text:style-name="P2">60</text:p>
          </draw:text-box>
        </draw:frame>
        <draw:line draw:style-name="gr1" draw:text-style-name="P1" draw:layer="layout" svg:x1="12.3cm" svg:y1="5.5cm" svg:x2="12.3cm" svg:y2="6.5cm">
          <text:p/>
        </draw:line>
        <draw:line draw:style-name="gr1" draw:text-style-name="P1" draw:layer="layout" svg:x1="12.2cm" svg:y1="5.5cm" svg:x2="14.6cm" svg:y2="5.5cm">
          <text:p/>
        </draw:line>
        <draw:frame draw:style-name="gr7" draw:text-style-name="P4" draw:layer="layout" svg:width="10.299cm" svg:height="1.216cm" svg:x="2.001cm" svg:y="3.1cm">
          <draw:text-box>
            <text:p><text:span text:style-name="T1">Modul M13: Seitenteil Süd 1</text:span></text:p>
          </draw:text-box>
        </draw:frame>
        <draw:frame draw:style-name="gr8" draw:text-style-name="P5" draw:layer="layout" svg:width="0.855cm" svg:height="0.963cm" svg:x="13.7cm" svg:y="5.4cm">
          <draw:text-box>
            <text:p>2</text:p>
          </draw:text-box>
        </draw:frame>
        <draw:line draw:style-name="gr6" draw:text-style-name="P1" draw:layer="layout" svg:x1="2cm" svg:y1="11.196cm" svg:x2="21.5cm" svg:y2="11.196cm">
          <text:p/>
        </draw:line>
        <draw:line draw:style-name="gr1" draw:text-style-name="P1" draw:layer="layout" svg:x1="21.5cm" svg:y1="6.6cm" svg:x2="21.5cm" svg:y2="11.3cm">
          <text:p/>
        </draw:line>
        <draw:line draw:style-name="gr1" draw:text-style-name="P1" draw:layer="layout" svg:x1="13.3cm" svg:y1="6.25cm" svg:x2="14.6cm" svg:y2="6.25cm">
          <text:p/>
        </draw:line>
        <draw:line draw:style-name="gr6" draw:text-style-name="P1" draw:layer="layout" svg:x1="2cm" svg:y1="9.4cm" svg:x2="14.75cm" svg:y2="9.4cm">
          <text:p/>
        </draw:line>
        <draw:line draw:style-name="gr6" draw:text-style-name="P1" draw:layer="layout" svg:x1="2cm" svg:y1="8.5cm" svg:x2="7.9cm" svg:y2="8.5cm">
          <text:p/>
        </draw:line>
        <draw:line draw:style-name="gr1" draw:text-style-name="P1" draw:layer="layout" svg:x1="14.75cm" svg:y1="6.6cm" svg:x2="14.75cm" svg:y2="9.5cm">
          <text:p/>
        </draw:line>
        <draw:frame draw:style-name="gr4" draw:text-style-name="P3" draw:layer="layout" svg:width="1.1cm" svg:height="0.7cm" svg:x="11.5cm" svg:y="10.5cm">
          <draw:text-box>
            <text:p text:style-name="P2">780</text:p>
          </draw:text-box>
        </draw:frame>
        <draw:frame draw:style-name="gr4" draw:text-style-name="P3" draw:layer="layout" svg:width="0.7cm" svg:height="0.7cm" svg:x="11.5cm" svg:y="5.6cm">
          <draw:text-box>
            <text:p text:style-name="P2">40</text:p>
          </draw:text-box>
        </draw:frame>
        <draw:frame draw:style-name="gr4" draw:text-style-name="P3" draw:layer="layout" svg:width="0.7cm" svg:height="0.7cm" svg:x="12.5cm" svg:y="5.8cm">
          <draw:text-box>
            <text:p text:style-name="P2">10</text:p>
          </draw:text-box>
        </draw:frame>
        <draw:frame draw:style-name="gr4" draw:text-style-name="P3" draw:layer="layout" svg:width="1.1cm" svg:height="0.7cm" svg:x="9.1cm" svg:y="8.7cm">
          <draw:text-box>
            <text:p text:style-name="P2">510</text:p>
          </draw:text-box>
        </draw:frame>
        <draw:custom-shape draw:style-name="gr9" draw:text-style-name="P6" draw:layer="layout" svg:width="0.2cm" svg:height="0.2cm" svg:x="14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4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442cm" svg:y1="6.25cm" svg:x2="15.042cm" svg:y2="6.25cm">
          <text:p/>
        </draw:line>
        <draw:line draw:style-name="gr10" draw:text-style-name="P1" draw:layer="layout" svg:x1="14.442cm" svg:y1="5.5cm" svg:x2="15.042cm" svg:y2="5.5cm">
          <text:p/>
        </draw:line>
        <draw:custom-shape draw:style-name="gr9" draw:text-style-name="P6" draw:layer="layout" svg:width="0.2cm" svg:height="0.2cm" svg:x="14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742cm" svg:y1="5cm" svg:x2="14.742cm" svg:y2="6.6cm">
          <text:p/>
        </draw:line>
        <draw:line draw:style-name="gr3" draw:text-style-name="P1" draw:layer="layout" svg:x1="12.3cm" svg:y1="6.501cm" svg:x2="12.3cm" svg:y2="7.201cm">
          <text:p/>
        </draw:line>
        <draw:line draw:style-name="gr2" draw:text-style-name="P1" draw:layer="layout" svg:x1="12.3cm" svg:y1="4.85cm" svg:x2="12.302cm" svg:y2="5.5cm">
          <text:p/>
        </draw:line>
        <draw:line draw:style-name="gr11" draw:text-style-name="P1" draw:layer="layout" svg:x1="14.35cm" svg:y1="5.85cm" svg:x2="14.671cm" svg:y2="6.169cm">
          <text:p/>
        </draw:line>
        <draw:line draw:style-name="gr11" draw:text-style-name="P1" draw:layer="layout" svg:x1="15.15cm" svg:y1="6.65cm" svg:x2="14.829cm" svg:y2="6.331cm">
          <text:p/>
        </draw:line>
        <draw:custom-shape draw:style-name="gr9" draw:text-style-name="P6" draw:layer="layout" svg:width="0.2cm" svg:height="0.2cm" svg:x="7.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7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6cm" svg:y1="6.25cm" svg:x2="8.2cm" svg:y2="6.25cm">
          <text:p/>
        </draw:line>
        <draw:line draw:style-name="gr10" draw:text-style-name="P1" draw:layer="layout" svg:x1="7.6cm" svg:y1="5.5cm" svg:x2="8.2cm" svg:y2="5.5cm">
          <text:p/>
        </draw:line>
        <draw:custom-shape draw:style-name="gr9" draw:text-style-name="P6" draw:layer="layout" svg:width="0.2cm" svg:height="0.2cm" svg:x="7.8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cm" svg:y1="5cm" svg:x2="7.9cm" svg:y2="6.6cm">
          <text:p/>
        </draw:line>
        <draw:line draw:style-name="gr1" draw:text-style-name="P1" draw:layer="layout" svg:x1="14.6cm" svg:y1="6.1cm" svg:x2="14.921cm" svg:y2="6.419cm">
          <text:p/>
        </draw:line>
        <draw:line draw:style-name="gr6" draw:text-style-name="P1" draw:layer="layout" svg:x1="2cm" svg:y1="10.3cm" svg:x2="16.1cm" svg:y2="10.3cm">
          <text:p/>
        </draw:line>
        <draw:frame draw:style-name="gr4" draw:text-style-name="P3" draw:layer="layout" svg:width="1.1cm" svg:height="0.7cm" svg:x="9.1cm" svg:y="9.6cm">
          <draw:text-box>
            <text:p text:style-name="P2">565</text:p>
          </draw:text-box>
        </draw:frame>
        <draw:line draw:style-name="gr1" draw:text-style-name="P1" draw:layer="layout" svg:x1="16.1cm" svg:y1="6.6cm" svg:x2="16.1cm" svg:y2="10.4cm">
          <text:p/>
        </draw:line>
        <draw:polygon draw:style-name="gr12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3" draw:text-style-name="P7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7.6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7.6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7.6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>
          <draw:line draw:style-name="gr1" draw:text-style-name="P1" draw:layer="layout" svg:x1="18cm" svg:y1="6.433cm" svg:x2="18cm" svg:y2="6.6cm">
            <text:p/>
          </draw:line>
          <draw:line draw:style-name="gr1" draw:text-style-name="P1" draw:layer="layout" svg:x1="18cm" svg:y1="6.367cm" svg:x2="18cm" svg:y2="6.389cm">
            <text:p/>
          </draw:line>
          <draw:line draw:style-name="gr1" draw:text-style-name="P1" draw:layer="layout" svg:x1="18cm" svg:y1="6.156cm" svg:x2="18cm" svg:y2="6.323cm">
            <text:p/>
          </draw:line>
          <draw:line draw:style-name="gr1" draw:text-style-name="P1" draw:layer="layout" svg:x1="18cm" svg:y1="6.089cm" svg:x2="18cm" svg:y2="6.111cm">
            <text:p/>
          </draw:line>
          <draw:line draw:style-name="gr1" draw:text-style-name="P1" draw:layer="layout" svg:x1="18cm" svg:y1="5.878cm" svg:x2="18cm" svg:y2="6.045cm">
            <text:p/>
          </draw:line>
          <draw:line draw:style-name="gr1" draw:text-style-name="P1" draw:layer="layout" svg:x1="18cm" svg:y1="5.811cm" svg:x2="18cm" svg:y2="5.833cm">
            <text:p/>
          </draw:line>
          <draw:line draw:style-name="gr1" draw:text-style-name="P1" draw:layer="layout" svg:x1="18cm" svg:y1="5.6cm" svg:x2="18cm" svg:y2="5.767cm">
            <text:p/>
          </draw:line>
        </draw:g>
        <draw:frame draw:style-name="gr4" draw:text-style-name="P10" draw:layer="layout" svg:width="0.8cm" svg:height="0.7cm" svg:x="17.1cm" svg:y="6.6cm">
          <draw:text-box>
            <text:p text:style-name="P2"><text:span text:style-name="T2">W3</text:span></text:p>
          </draw:text-box>
        </draw:frame>
        <draw:polygon draw:style-name="gr12" draw:text-style-name="P1" draw:layer="layout" svg:width="1.199cm" svg:height="1.199cm" svg:x="15.501cm" svg:y="5.3cm" svg:viewBox="0 0 1200 1200" draw:points="0,0 1200,0 1200,1200 0,1200">
          <text:p/>
        </draw:polygon>
        <draw:custom-shape draw:style-name="gr14" draw:text-style-name="P8" draw:layer="layout" svg:width="0.2cm" svg:height="0.2cm" svg:x="16.0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6.00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2cm" svg:height="0.2cm" svg:x="16.00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6.304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6.30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6.30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5.705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cm" svg:height="0.2cm" svg:x="15.706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5.707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>
          <draw:line draw:style-name="gr1" draw:text-style-name="P1" draw:layer="layout" svg:x1="16.101cm" svg:y1="6.443cm" svg:x2="16.101cm" svg:y2="6.61cm">
            <text:p/>
          </draw:line>
          <draw:line draw:style-name="gr1" draw:text-style-name="P1" draw:layer="layout" svg:x1="16.101cm" svg:y1="6.377cm" svg:x2="16.101cm" svg:y2="6.399cm">
            <text:p/>
          </draw:line>
          <draw:line draw:style-name="gr1" draw:text-style-name="P1" draw:layer="layout" svg:x1="16.101cm" svg:y1="6.166cm" svg:x2="16.101cm" svg:y2="6.333cm">
            <text:p/>
          </draw:line>
          <draw:line draw:style-name="gr1" draw:text-style-name="P1" draw:layer="layout" svg:x1="16.101cm" svg:y1="6.099cm" svg:x2="16.101cm" svg:y2="6.121cm">
            <text:p/>
          </draw:line>
          <draw:line draw:style-name="gr1" draw:text-style-name="P1" draw:layer="layout" svg:x1="16.101cm" svg:y1="5.888cm" svg:x2="16.101cm" svg:y2="6.055cm">
            <text:p/>
          </draw:line>
          <draw:line draw:style-name="gr1" draw:text-style-name="P1" draw:layer="layout" svg:x1="16.101cm" svg:y1="5.821cm" svg:x2="16.101cm" svg:y2="5.843cm">
            <text:p/>
          </draw:line>
          <draw:line draw:style-name="gr1" draw:text-style-name="P1" draw:layer="layout" svg:x1="16.101cm" svg:y1="5.61cm" svg:x2="16.101cm" svg:y2="5.777cm">
            <text:p/>
          </draw:line>
        </draw:g>
        <draw:line draw:style-name="gr1" draw:text-style-name="P1" draw:layer="layout" svg:x1="18cm" svg:y1="6.6cm" svg:x2="18cm" svg:y2="10.4cm">
          <text:p/>
        </draw:line>
        <draw:line draw:style-name="gr6" draw:text-style-name="P1" draw:layer="layout" svg:x1="16.1cm" svg:y1="10.3cm" svg:x2="18cm" svg:y2="10.3cm">
          <text:p/>
        </draw:line>
        <draw:frame draw:style-name="gr4" draw:text-style-name="P3" draw:layer="layout" svg:width="0.7cm" svg:height="0.7cm" svg:x="16.7cm" svg:y="9.6cm">
          <draw:text-box>
            <text:p text:style-name="P2">75</text:p>
          </draw:text-box>
        </draw:frame>
        <draw:frame draw:style-name="gr4" draw:text-style-name="P10" draw:layer="layout" svg:width="0.8cm" svg:height="0.7cm" svg:x="15.2cm" svg:y="6.6cm">
          <draw:text-box>
            <text:p text:style-name="P2"><text:span text:style-name="T2">2IO</text:span></text:p>
          </draw:text-box>
        </draw:frame>
        <draw:g draw:style-name="gr23">
          <draw:polygon draw:style-name="gr24" draw:text-style-name="P12" draw:layer="layout" svg:width="1.999cm" svg:height="1.049cm" svg:x="2.8cm" svg:y="5.251cm" svg:viewBox="0 0 2000 1050" draw:points="0,0 2000,0 2000,1050 0,1050">
            <text:p/>
          </draw:polygon>
          <draw:polygon draw:style-name="gr25" draw:text-style-name="P13" draw:layer="layout" svg:width="0.999cm" svg:height="0.476cm" svg:x="3.05cm" svg:y="5.537cm" svg:viewBox="0 0 1000 477" draw:points="0,0 1000,0 1000,477 0,477">
            <text:p/>
          </draw:polygon>
          <draw:custom-shape draw:style-name="gr26" draw:text-style-name="P14" draw:layer="layout" svg:width="0.2cm" svg:height="0.191cm" svg:x="4.45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8cm" svg:y1="6.601cm" svg:x2="2.8cm" svg:y2="7.701cm">
          <text:p/>
        </draw:line>
        <draw:line draw:style-name="gr27" draw:text-style-name="P1" draw:layer="layout" svg:x1="2cm" svg:y1="7.601cm" svg:x2="2.8cm" svg:y2="7.601cm">
          <text:p/>
        </draw:line>
        <draw:line draw:style-name="gr1" draw:text-style-name="P15" draw:layer="layout" svg:x1="4.8cm" svg:y1="6.601cm" svg:x2="4.8cm" svg:y2="7.701cm">
          <text:p/>
        </draw:line>
        <draw:line draw:style-name="gr27" draw:text-style-name="P15" draw:layer="layout" svg:x1="2.8cm" svg:y1="7.601cm" svg:x2="4.8cm" svg:y2="7.601cm">
          <text:p/>
        </draw:line>
        <draw:line draw:style-name="gr1" draw:text-style-name="P1" draw:layer="layout" svg:x1="4.85cm" svg:y1="5.251cm" svg:x2="5.4cm" svg:y2="5.251cm">
          <text:p/>
        </draw:line>
        <draw:line draw:style-name="gr1" draw:text-style-name="P1" draw:layer="layout" svg:x1="5.3cm" svg:y1="5.001cm" svg:x2="5.3cm" svg:y2="6.301cm">
          <text:p/>
        </draw:line>
        <draw:frame draw:style-name="gr4" draw:text-style-name="P3" draw:layer="layout" svg:width="0.5cm" svg:height="0.5cm" svg:x="5.5cm" svg:y="5.501cm">
          <draw:text-box>
            <text:p text:style-name="P2">43</text:p>
          </draw:text-box>
        </draw:frame>
        <draw:frame draw:style-name="gr4" draw:text-style-name="P3" draw:layer="layout" svg:width="0.5cm" svg:height="0.5cm" svg:x="5.5cm" svg:y="5.001cm">
          <draw:text-box>
            <text:p text:style-name="P2">10</text:p>
          </draw:text-box>
        </draw:frame>
        <draw:frame draw:style-name="gr4" draw:text-style-name="P3" draw:layer="layout" svg:width="0.5cm" svg:height="0.7cm" svg:x="2.15cm" svg:y="6.901cm">
          <draw:text-box>
            <text:p text:style-name="P2">30</text:p>
          </draw:text-box>
        </draw:frame>
        <draw:frame draw:style-name="gr4" draw:text-style-name="P3" draw:layer="layout" svg:width="0.55cm" svg:height="0.7cm" svg:x="3.5cm" svg:y="6.901cm">
          <draw:text-box>
            <text:p text:style-name="P2">80</text:p>
          </draw:text-box>
        </draw:frame>
        <draw:line draw:style-name="gr1" draw:text-style-name="P1" draw:layer="layout" svg:x1="4.9cm" svg:y1="6.301cm" svg:x2="5.4cm" svg:y2="6.301cm">
          <text:p/>
        </draw:line>
        <draw:line draw:style-name="gr27" draw:text-style-name="P1" draw:layer="layout" svg:x1="5.3cm" svg:y1="6.301cm" svg:x2="5.3cm" svg:y2="5.251cm">
          <text:p/>
        </draw:line>
        <draw:line draw:style-name="gr2" draw:text-style-name="P1" draw:layer="layout" svg:x1="5.3cm" svg:y1="4.35cm" svg:x2="5.302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1:23:30.268560300</dc:date>
    <meta:editing-duration>PT12H58M16S</meta:editing-duration>
    <meta:editing-cycles>37</meta:editing-cycles>
    <meta:generator>LibreOffice/25.2.3.2$Windows_X86_64 LibreOffice_project/bbb074479178df812d175f709636b368952c2ce3</meta:generator>
    <meta:print-date>2012-01-01T18:21:47.65</meta:print-date>
    <meta:document-statistic meta:object-count="103"/>
  </office:meta>
</office:document-meta>
</file>